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29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1.3063in"/>
    </style:style>
    <style:style style:name="co5" style:family="table-column">
      <style:table-column-properties fo:break-before="auto" style:column-width="1.25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wrap-option="wrap" fo:border-left="0.74pt solid #158466" fo:border-right="none" fo:border-top="0.74pt solid #000000"/>
    </style:style>
    <style:style style:name="ce6" style:family="table-cell" style:parent-style-name="Default" style:data-style-name="N2"/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none" fo:wrap-option="wrap" fo:border-left="0.74pt solid #158466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 style:data-style-name="N81"/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wrap-option="wrap" fo:border-left="0.74pt solid #158466" fo:border-right="none" fo:border-top="0.74pt solid #158466"/>
    </style:style>
    <style:style style:name="ce15" style:family="table-cell" style:parent-style-name="Default" style:data-style-name="N132"/>
    <style:style style:name="ce1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Media eventos (por día)</text:p>
          </table:table-cell>
          <table:table-cell table:style-name="ce5" office:value-type="string" calcext:value-type="string">
            <text:p>tamaño por evento (KB)</text:p>
          </table:table-cell>
          <table:table-cell table:style-name="ce9" office:value-type="string" calcext:value-type="string">
            <text:p>tamaño (bytes)</text:p>
          </table:table-cell>
          <table:table-cell office:value-type="string" calcext:value-type="string">
            <text:p>tamaño (TB)</text:p>
          </table:table-cell>
          <table:table-cell table:style-name="ce14" office:value-type="string" calcext:value-type="string">
            <text:p>Eventosxaño</text:p>
          </table:table-cell>
          <table:table-cell table:style-name="ce14" office:value-type="string" calcext:value-type="string">
            <text:p>Tamaño_subtotal eventos (KB)</text:p>
          </table:table-cell>
          <table:table-cell table:style-name="ce14" office:value-type="string" calcext:value-type="string">
            <text:p>Tamaño_subtotal eventos (TB)</text:p>
          </table:table-cell>
          <table:table-cell/>
          <table:table-cell office:value-type="string" calcext:value-type="string">
            <text:p>Redundancia</text:p>
          </table:table-cell>
        </table:table-row>
        <table:table-row table:style-name="ro1">
          <table:table-cell/>
          <table:table-cell table:style-name="ce2" office:value-type="float" office:value="10000" calcext:value-type="float">
            <text:p>10000</text:p>
          </table:table-cell>
          <table:table-cell office:value-type="float" office:value="15" calcext:value-type="float">
            <text:p>15</text:p>
          </table:table-cell>
          <table:table-cell table:style-name="ce10" table:formula="of:=+[.C4]*[.B$11]" office:value-type="float" office:value="15360" calcext:value-type="float">
            <text:p>15360</text:p>
          </table:table-cell>
          <table:table-cell table:formula="of:=+[.D4]/[.B$11]*[.D$11]" office:value-type="float" office:value="0.00000001536" calcext:value-type="float">
            <text:p>0.00000001536</text:p>
          </table:table-cell>
          <table:table-cell table:formula="of:=+[.B4]*[.B$20]" office:value-type="float" office:value="3650000" calcext:value-type="float">
            <text:p>3650000</text:p>
          </table:table-cell>
          <table:table-cell table:formula="of:=+[.F4]*[.C4]" office:value-type="float" office:value="54750000" calcext:value-type="float">
            <text:p>54750000</text:p>
          </table:table-cell>
          <table:table-cell table:style-name="ce6" table:formula="of:=+[.F4]*[.E4]" office:value-type="float" office:value="0.056064" calcext:value-type="float">
            <text:p>0.06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120000" calcext:value-type="float">
            <text:p>120000</text:p>
          </table:table-cell>
          <table:table-cell table:style-name="ce6" table:formula="of:=[.D5]/[.B11]" office:value-type="float" office:value="0.29296875" calcext:value-type="float">
            <text:p>0.29</text:p>
          </table:table-cell>
          <table:table-cell table:style-name="ce10" office:value-type="float" office:value="300" calcext:value-type="float">
            <text:p>300</text:p>
          </table:table-cell>
          <table:table-cell table:formula="of:=+[.D5]/[.B$11]*[.D$11]" office:value-type="float" office:value="0.0000000003" calcext:value-type="float">
            <text:p>3E-10</text:p>
          </table:table-cell>
          <table:table-cell table:formula="of:=+[.B5]*[.B$20]" office:value-type="float" office:value="43800000" calcext:value-type="float">
            <text:p>43800000</text:p>
          </table:table-cell>
          <table:table-cell table:formula="of:=+[.F5]*[.C5]" office:value-type="float" office:value="12832031.25" calcext:value-type="float">
            <text:p>12832031.25</text:p>
          </table:table-cell>
          <table:table-cell table:style-name="ce6" table:formula="of:=+[.F5]*[.E5]" office:value-type="float" office:value="0.01314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50000" calcext:value-type="float">
            <text:p>150000</text:p>
          </table:table-cell>
          <table:table-cell office:value-type="float" office:value="100" calcext:value-type="float">
            <text:p>100</text:p>
          </table:table-cell>
          <table:table-cell table:style-name="ce10" table:formula="of:=+[.C6]*[.B$11]" office:value-type="float" office:value="102400" calcext:value-type="float">
            <text:p>102400</text:p>
          </table:table-cell>
          <table:table-cell table:formula="of:=+[.D6]/[.B$11]*[.D$11]" office:value-type="float" office:value="0.0000001024" calcext:value-type="float">
            <text:p>0.0000001024</text:p>
          </table:table-cell>
          <table:table-cell table:formula="of:=+[.B6]*[.B$20]" office:value-type="float" office:value="54750000" calcext:value-type="float">
            <text:p>54750000</text:p>
          </table:table-cell>
          <table:table-cell table:formula="of:=+[.F6]*[.C6]" office:value-type="float" office:value="5475000000" calcext:value-type="float">
            <text:p>5475000000</text:p>
          </table:table-cell>
          <table:table-cell table:style-name="ce6" table:formula="of:=+[.F6]*[.E6]" office:value-type="float" office:value="5.6064" calcext:value-type="float">
            <text:p>5.61</text:p>
          </table:table-cell>
          <table:table-cell/>
          <table:table-cell office:value-type="string" calcext:value-type="string">
            <text:p>Margen</text:p>
          </table:table-cell>
        </table:table-row>
        <table:table-row table:style-name="ro1">
          <table:table-cell/>
          <table:table-cell table:style-name="ce2" office:value-type="float" office:value="170000" calcext:value-type="float">
            <text:p>170000</text:p>
          </table:table-cell>
          <table:table-cell office:value-type="float" office:value="800" calcext:value-type="float">
            <text:p>800</text:p>
          </table:table-cell>
          <table:table-cell table:style-name="ce10" table:formula="of:=+[.C7]*[.B$11]" office:value-type="float" office:value="819200" calcext:value-type="float">
            <text:p>819200</text:p>
          </table:table-cell>
          <table:table-cell table:formula="of:=+[.D7]/[.B$11]*[.D$11]" office:value-type="float" office:value="0.0000008192" calcext:value-type="float">
            <text:p>0.0000008192</text:p>
          </table:table-cell>
          <table:table-cell table:formula="of:=+[.B7]*[.B$20]" office:value-type="float" office:value="62050000" calcext:value-type="float">
            <text:p>62050000</text:p>
          </table:table-cell>
          <table:table-cell table:formula="of:=+[.F7]*[.C7]" office:value-type="float" office:value="49640000000" calcext:value-type="float">
            <text:p>49640000000</text:p>
          </table:table-cell>
          <table:table-cell table:style-name="ce6" table:formula="of:=+[.F7]*[.E7]" office:value-type="float" office:value="50.83136" calcext:value-type="float">
            <text:p>50.83</text:p>
          </table:table-cell>
          <table:table-cell/>
          <table:table-cell table:style-name="ce16" office:value-type="percentage" office:value="0.2" calcext:value-type="percentage">
            <text:p>20.00%</text:p>
          </table:table-cell>
        </table:table-row>
        <table:table-row table:style-name="ro1">
          <table:table-cell/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1500" calcext:value-type="float">
            <text:p>1500</text:p>
          </table:table-cell>
          <table:table-cell table:style-name="ce11" table:formula="of:=+[.C8]*[.B$11]" office:value-type="float" office:value="1536000" calcext:value-type="float">
            <text:p>1536000</text:p>
          </table:table-cell>
          <table:table-cell table:formula="of:=+[.D8]/[.B$11]*[.D$11]" office:value-type="float" office:value="0.000001536" calcext:value-type="float">
            <text:p>0.000001536</text:p>
          </table:table-cell>
          <table:table-cell table:formula="of:=+[.B8]*[.B$20]" office:value-type="float" office:value="730000" calcext:value-type="float">
            <text:p>730000</text:p>
          </table:table-cell>
          <table:table-cell table:formula="of:=+[.F8]*[.C8]" office:value-type="float" office:value="1095000000" calcext:value-type="float">
            <text:p>1095000000</text:p>
          </table:table-cell>
          <table:table-cell table:style-name="ce6" table:formula="of:=+[.F8]*[.E8]" office:value-type="float" office:value="1.12128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table:formula="of:=+SUM([.H4:.H8])" office:value-type="float" office:value="57.628244" calcext:value-type="float">
            <text:p>57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TB</text:p>
          </table:table-cell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.000000001024" calcext:value-type="float">
            <text:p>1.02E-09</text:p>
          </table:table-cell>
          <table:table-cell table:number-columns-repeated="2"/>
          <table:table-cell office:value-type="string" calcext:value-type="string">
            <text:p>en Hadoop data x3 </text:p>
          </table:table-cell>
          <table:table-cell table:style-name="ce6" table:formula="of:=+[.H9]*[.J4]" office:value-type="float" office:value="172.884732" calcext:value-type="float">
            <text:p>172.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20% margen</text:p>
          </table:table-cell>
          <table:table-cell table:style-name="ce6" table:formula="of:=+[.H11]*[.J7]" office:value-type="float" office:value="34.5769464" calcext:value-type="float">
            <text:p>34.58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Especificaciones de maquinas</text:p>
          </table:table-cell>
          <table:table-cell table:style-name="ce8" office:value-type="string" calcext:value-type="string">
            <text:p>Cantidad</text:p>
          </table:table-cell>
          <table:table-cell table:style-name="ce13" office:value-type="string" calcext:value-type="string">
            <text:p>Unidad</text:p>
          </table:table-cell>
          <table:table-cell table:number-columns-repeated="2"/>
          <table:table-cell office:value-type="string" calcext:value-type="string">
            <text:p>total estimado</text:p>
          </table:table-cell>
          <table:table-cell table:formula="of:=+[.H12]+[.H11]" office:value-type="float" office:value="207.4616784" calcext:value-type="float">
            <text:p>207.461678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iscos</text:p>
          </table:table-cell>
          <table:table-cell office:value-type="float" office:value="22" calcext:value-type="float">
            <text:p>22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pacidad x disco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B</text:p>
          </table:table-cell>
          <table:table-cell table:number-columns-repeated="2"/>
          <table:table-cell office:value-type="string" calcext:value-type="string">
            <text:p>Cantidad de maquinas</text:p>
          </table:table-cell>
          <table:table-cell table:style-name="ce15" table:formula="of:=+ROUND([.H13]/[.C16])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apacidad total por maquina</text:p>
          </table:table-cell>
          <table:table-cell table:style-name="ce7" table:formula="of:=+[.C15]*[.C14]" office:value-type="float" office:value="44" calcext:value-type="float">
            <text:p>44</text:p>
          </table:table-cell>
          <table:table-cell table:style-name="ce11" office:value-type="string" calcext:value-type="string">
            <text:p>TB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requerid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ño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di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6:14:11.781904830</meta:creation-date>
    <meta:generator>LibreOffice/7.3.7.2$Linux_X86_64 LibreOffice_project/30$Build-2</meta:generator>
    <dc:date>2024-05-06T16:50:11.409029780</dc:date>
    <meta:editing-duration>PT15M17S</meta:editing-duration>
    <meta:editing-cycles>3</meta:editing-cycles>
    <meta:document-statistic meta:table-count="1" meta:cell-count="77" meta:object-count="0"/>
  </office:meta>
</office:document-meta>
</file>